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q_con</text:p>
          </table:table-cell>
          <table:table-cell office:value-type="string" calcext:value-type="string">
            <text:p><text:s/>seq_quer</text:p>
          </table:table-cell>
          <table:table-cell office:value-type="string" calcext:value-type="string">
            <text:p><text:s/>kdt_con</text:p>
          </table:table-cell>
          <table:table-cell office:value-type="string" calcext:value-type="string">
            <text:p><text:s/>kdt_quer</text:p>
          </table:table-cell>
          <table:table-cell office:value-type="string" calcext:value-type="string">
            <text:p><text:s/>lsh_co1</text:p>
          </table:table-cell>
          <table:table-cell office:value-type="string" calcext:value-type="string">
            <text:p><text:s/>lsh_que1</text:p>
          </table:table-cell>
          <table:table-cell office:value-type="string" calcext:value-type="string">
            <text:p><text:s/>lsh_co1</text:p>
          </table:table-cell>
          <table:table-cell office:value-type="string" calcext:value-type="string">
            <text:p><text:s/>lsh_que2</text:p>
          </table:table-cell>
        </table:table-row>
        <table:table-row table:style-name="ro1">
          <table:table-cell office:value-type="float" office:value="1.0377" calcext:value-type="float">
            <text:p>1.0377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1.7965" calcext:value-type="float">
            <text:p>1.7965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2.1454" calcext:value-type="float">
            <text:p>2.1454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2.1296" calcext:value-type="float">
            <text:p>2.1296</text:p>
          </table:table-cell>
          <table:table-cell office:value-type="float" office:value="0.001155" calcext:value-type="float">
            <text:p>0.001155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0.001071" calcext:value-type="float">
            <text:p>0.001071</text:p>
          </table:table-cell>
          <table:table-cell office:value-type="float" office:value="1.891" calcext:value-type="float">
            <text:p>1.891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2.3593" calcext:value-type="float">
            <text:p>2.3593</text:p>
          </table:table-cell>
          <table:table-cell office:value-type="float" office:value="0.001266" calcext:value-type="float">
            <text:p>0.001266</text:p>
          </table:table-cell>
          <table:table-cell office:value-type="float" office:value="2.3122" calcext:value-type="float">
            <text:p>2.3122</text:p>
          </table:table-cell>
          <table:table-cell office:value-type="float" office:value="0.001273" calcext:value-type="float">
            <text:p>0.001273</text:p>
          </table:table-cell>
        </table:table-row>
        <table:table-row table:style-name="ro1">
          <table:table-cell office:value-type="float" office:value="1.0838" calcext:value-type="float">
            <text:p>1.0838</text:p>
          </table:table-cell>
          <table:table-cell office:value-type="float" office:value="0.001282" calcext:value-type="float">
            <text:p>0.001282</text:p>
          </table:table-cell>
          <table:table-cell office:value-type="float" office:value="2.0938" calcext:value-type="float">
            <text:p>2.0938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2.2527" calcext:value-type="float">
            <text:p>2.2527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2.2581" calcext:value-type="float">
            <text:p>2.2581</text:p>
          </table:table-cell>
          <table:table-cell office:value-type="float" office:value="0.00106" calcext:value-type="float">
            <text:p>0.00106</text:p>
          </table:table-cell>
        </table:table-row>
        <table:table-row table:style-name="ro1">
          <table:table-cell office:value-type="float" office:value="1.1137" calcext:value-type="float">
            <text:p>1.1137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2.2042" calcext:value-type="float">
            <text:p>2.2042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2.3898" calcext:value-type="float">
            <text:p>2.3898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2.2674" calcext:value-type="float">
            <text:p>2.2674</text:p>
          </table:table-cell>
          <table:table-cell office:value-type="float" office:value="0.001034" calcext:value-type="float">
            <text:p>0.001034</text:p>
          </table:table-cell>
        </table:table-row>
        <table:table-row table:style-name="ro1">
          <table:table-cell office:value-type="float" office:value="1.1325" calcext:value-type="float">
            <text:p>1.1325</text:p>
          </table:table-cell>
          <table:table-cell office:value-type="float" office:value="0.001565" calcext:value-type="float">
            <text:p>0.001565</text:p>
          </table:table-cell>
          <table:table-cell office:value-type="float" office:value="2.3417" calcext:value-type="float">
            <text:p>2.3417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2.6378" calcext:value-type="float">
            <text:p>2.6378</text:p>
          </table:table-cell>
          <table:table-cell office:value-type="float" office:value="0.002323" calcext:value-type="float">
            <text:p>0.002323</text:p>
          </table:table-cell>
          <table:table-cell office:value-type="float" office:value="2.4031" calcext:value-type="float">
            <text:p>2.4031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 office:value-type="float" office:value="1.1888" calcext:value-type="float">
            <text:p>1.1888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2.5165" calcext:value-type="float">
            <text:p>2.5165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2.5225" calcext:value-type="float">
            <text:p>2.5225</text:p>
          </table:table-cell>
          <table:table-cell office:value-type="float" office:value="0.001751" calcext:value-type="float">
            <text:p>0.001751</text:p>
          </table:table-cell>
          <table:table-cell office:value-type="float" office:value="2.5461" calcext:value-type="float">
            <text:p>2.5461</text:p>
          </table:table-cell>
          <table:table-cell office:value-type="float" office:value="0.001394" calcext:value-type="float">
            <text:p>0.001394</text:p>
          </table:table-cell>
        </table:table-row>
        <table:table-row table:style-name="ro1">
          <table:table-cell office:value-type="float" office:value="1.1997" calcext:value-type="float">
            <text:p>1.1997</text:p>
          </table:table-cell>
          <table:table-cell office:value-type="float" office:value="0.001686" calcext:value-type="float">
            <text:p>0.001686</text:p>
          </table:table-cell>
          <table:table-cell office:value-type="float" office:value="2.5732" calcext:value-type="float">
            <text:p>2.5732</text:p>
          </table:table-cell>
          <table:table-cell office:value-type="float" office:value="0.000997" calcext:value-type="float">
            <text:p>0.000997</text:p>
          </table:table-cell>
          <table:table-cell office:value-type="float" office:value="2.4304" calcext:value-type="float">
            <text:p>2.4304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2.4703" calcext:value-type="float">
            <text:p>2.4703</text:p>
          </table:table-cell>
          <table:table-cell office:value-type="float" office:value="0.001339" calcext:value-type="float">
            <text:p>0.001339</text:p>
          </table:table-cell>
        </table:table-row>
        <table:table-row table:style-name="ro1">
          <table:table-cell office:value-type="float" office:value="1.2272" calcext:value-type="float">
            <text:p>1.2272</text:p>
          </table:table-cell>
          <table:table-cell office:value-type="float" office:value="0.001823" calcext:value-type="float">
            <text:p>0.001823</text:p>
          </table:table-cell>
          <table:table-cell office:value-type="float" office:value="2.9216" calcext:value-type="float">
            <text:p>2.9216</text:p>
          </table:table-cell>
          <table:table-cell office:value-type="float" office:value="0.001473" calcext:value-type="float">
            <text:p>0.001473</text:p>
          </table:table-cell>
          <table:table-cell office:value-type="float" office:value="2.8345" calcext:value-type="float">
            <text:p>2.8345</text:p>
          </table:table-cell>
          <table:table-cell office:value-type="float" office:value="0.001661" calcext:value-type="float">
            <text:p>0.001661</text:p>
          </table:table-cell>
          <table:table-cell office:value-type="float" office:value="2.6127" calcext:value-type="float">
            <text:p>2.6127</text:p>
          </table:table-cell>
          <table:table-cell office:value-type="float" office:value="0.001393" calcext:value-type="float">
            <text:p>0.001393</text:p>
          </table:table-cell>
        </table:table-row>
        <table:table-row table:style-name="ro1">
          <table:table-cell office:value-type="float" office:value="1.2794" calcext:value-type="float">
            <text:p>1.2794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3.0211" calcext:value-type="float">
            <text:p>3.0211</text:p>
          </table:table-cell>
          <table:table-cell office:value-type="float" office:value="0.002891" calcext:value-type="float">
            <text:p>0.002891</text:p>
          </table:table-cell>
          <table:table-cell office:value-type="float" office:value="3.1438" calcext:value-type="float">
            <text:p>3.1438</text:p>
          </table:table-cell>
          <table:table-cell office:value-type="float" office:value="0.001844" calcext:value-type="float">
            <text:p>0.001844</text:p>
          </table:table-cell>
          <table:table-cell office:value-type="float" office:value="2.6428" calcext:value-type="float">
            <text:p>2.6428</text:p>
          </table:table-cell>
          <table:table-cell office:value-type="float" office:value="0.001505" calcext:value-type="float">
            <text:p>0.001505</text:p>
          </table:table-cell>
        </table:table-row>
        <table:table-row table:style-name="ro1">
          <table:table-cell office:value-type="float" office:value="1.2718" calcext:value-type="float">
            <text:p>1.2718</text:p>
          </table:table-cell>
          <table:table-cell office:value-type="float" office:value="0.002135" calcext:value-type="float">
            <text:p>0.002135</text:p>
          </table:table-cell>
          <table:table-cell office:value-type="float" office:value="3.1663" calcext:value-type="float">
            <text:p>3.1663</text:p>
          </table:table-cell>
          <table:table-cell office:value-type="float" office:value="0.0037" calcext:value-type="float">
            <text:p>0.0037</text:p>
          </table:table-cell>
          <table:table-cell office:value-type="float" office:value="3.4526" calcext:value-type="float">
            <text:p>3.4526</text:p>
          </table:table-cell>
          <table:table-cell office:value-type="float" office:value="0.001839" calcext:value-type="float">
            <text:p>0.001839</text:p>
          </table:table-cell>
          <table:table-cell office:value-type="float" office:value="2.756" calcext:value-type="float">
            <text:p>2.756</text:p>
          </table:table-cell>
          <table:table-cell office:value-type="float" office:value="0.001552" calcext:value-type="float">
            <text:p>0.001552</text:p>
          </table:table-cell>
        </table:table-row>
        <table:table-row table:style-name="ro1">
          <table:table-cell office:value-type="float" office:value="1.2879" calcext:value-type="float">
            <text:p>1.2879</text:p>
          </table:table-cell>
          <table:table-cell office:value-type="float" office:value="0.002268" calcext:value-type="float">
            <text:p>0.002268</text:p>
          </table:table-cell>
          <table:table-cell office:value-type="float" office:value="3.2847" calcext:value-type="float">
            <text:p>3.2847</text:p>
          </table:table-cell>
          <table:table-cell office:value-type="float" office:value="0.005903" calcext:value-type="float">
            <text:p>0.005903</text:p>
          </table:table-cell>
          <table:table-cell office:value-type="float" office:value="3.8314" calcext:value-type="float">
            <text:p>3.8314</text:p>
          </table:table-cell>
          <table:table-cell office:value-type="float" office:value="0.002286" calcext:value-type="float">
            <text:p>0.002286</text:p>
          </table:table-cell>
          <table:table-cell office:value-type="float" office:value="2.8302" calcext:value-type="float">
            <text:p>2.8302</text:p>
          </table:table-cell>
          <table:table-cell office:value-type="float" office:value="0.001692" calcext:value-type="float">
            <text:p>0.001692</text:p>
          </table:table-cell>
        </table:table-row>
        <table:table-row table:style-name="ro1">
          <table:table-cell office:value-type="float" office:value="1.3238" calcext:value-type="float">
            <text:p>1.3238</text:p>
          </table:table-cell>
          <table:table-cell office:value-type="float" office:value="0.002316" calcext:value-type="float">
            <text:p>0.002316</text:p>
          </table:table-cell>
          <table:table-cell office:value-type="float" office:value="3.2991" calcext:value-type="float">
            <text:p>3.2991</text:p>
          </table:table-cell>
          <table:table-cell office:value-type="float" office:value="0.007529" calcext:value-type="float">
            <text:p>0.007529</text:p>
          </table:table-cell>
          <table:table-cell office:value-type="float" office:value="4.5156" calcext:value-type="float">
            <text:p>4.5156</text:p>
          </table:table-cell>
          <table:table-cell office:value-type="float" office:value="0.002886" calcext:value-type="float">
            <text:p>0.002886</text:p>
          </table:table-cell>
          <table:table-cell office:value-type="float" office:value="2.8831" calcext:value-type="float">
            <text:p>2.8831</text:p>
          </table:table-cell>
          <table:table-cell office:value-type="float" office:value="0.001795" calcext:value-type="float">
            <text:p>0.001795</text:p>
          </table:table-cell>
        </table:table-row>
        <table:table-row table:style-name="ro1">
          <table:table-cell office:value-type="float" office:value="1.4637" calcext:value-type="float">
            <text:p>1.4637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3.5879" calcext:value-type="float">
            <text:p>3.5879</text:p>
          </table:table-cell>
          <table:table-cell office:value-type="float" office:value="0.010119" calcext:value-type="float">
            <text:p>0.010119</text:p>
          </table:table-cell>
          <table:table-cell office:value-type="float" office:value="5.0084" calcext:value-type="float">
            <text:p>5.0084</text:p>
          </table:table-cell>
          <table:table-cell office:value-type="float" office:value="0.002895" calcext:value-type="float">
            <text:p>0.002895</text:p>
          </table:table-cell>
          <table:table-cell office:value-type="float" office:value="2.9815" calcext:value-type="float">
            <text:p>2.9815</text:p>
          </table:table-cell>
          <table:table-cell office:value-type="float" office:value="0.001923" calcext:value-type="float">
            <text:p>0.001923</text:p>
          </table:table-cell>
        </table:table-row>
        <table:table-row table:style-name="ro1">
          <table:table-cell office:value-type="float" office:value="1.3752" calcext:value-type="float">
            <text:p>1.3752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3.5942" calcext:value-type="float">
            <text:p>3.5942</text:p>
          </table:table-cell>
          <table:table-cell office:value-type="float" office:value="0.012911" calcext:value-type="float">
            <text:p>0.012911</text:p>
          </table:table-cell>
          <table:table-cell office:value-type="float" office:value="6.877" calcext:value-type="float">
            <text:p>6.877</text:p>
          </table:table-cell>
          <table:table-cell office:value-type="float" office:value="0.002802" calcext:value-type="float">
            <text:p>0.002802</text:p>
          </table:table-cell>
          <table:table-cell office:value-type="float" office:value="3.2068" calcext:value-type="float">
            <text:p>3.2068</text:p>
          </table:table-cell>
          <table:table-cell office:value-type="float" office:value="0.002236" calcext:value-type="float">
            <text:p>0.002236</text:p>
          </table:table-cell>
        </table:table-row>
        <table:table-row table:style-name="ro1">
          <table:table-cell office:value-type="float" office:value="1.4152" calcext:value-type="float">
            <text:p>1.4152</text:p>
          </table:table-cell>
          <table:table-cell office:value-type="float" office:value="0.002565" calcext:value-type="float">
            <text:p>0.002565</text:p>
          </table:table-cell>
          <table:table-cell office:value-type="float" office:value="3.7051" calcext:value-type="float">
            <text:p>3.7051</text:p>
          </table:table-cell>
          <table:table-cell office:value-type="float" office:value="0.016622" calcext:value-type="float">
            <text:p>0.016622</text:p>
          </table:table-cell>
          <table:table-cell office:value-type="float" office:value="7.4146" calcext:value-type="float">
            <text:p>7.4146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3.1494" calcext:value-type="float">
            <text:p>3.1494</text:p>
          </table:table-cell>
          <table:table-cell office:value-type="float" office:value="0.002258" calcext:value-type="float">
            <text:p>0.002258</text:p>
          </table:table-cell>
        </table:table-row>
        <table:table-row table:style-name="ro1">
          <table:table-cell office:value-type="float" office:value="1.4488" calcext:value-type="float">
            <text:p>1.4488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4.067" calcext:value-type="float">
            <text:p>4.067</text:p>
          </table:table-cell>
          <table:table-cell office:value-type="float" office:value="0.0237" calcext:value-type="float">
            <text:p>0.0237</text:p>
          </table:table-cell>
          <table:table-cell office:value-type="float" office:value="8.8148" calcext:value-type="float">
            <text:p>8.8148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3.485" calcext:value-type="float">
            <text:p>3.485</text:p>
          </table:table-cell>
          <table:table-cell office:value-type="float" office:value="0.002402" calcext:value-type="float">
            <text:p>0.002402</text:p>
          </table:table-cell>
        </table:table-row>
        <table:table-row table:style-name="ro1">
          <table:table-cell office:value-type="float" office:value="1.5162" calcext:value-type="float">
            <text:p>1.5162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4.2016" calcext:value-type="float">
            <text:p>4.2016</text:p>
          </table:table-cell>
          <table:table-cell office:value-type="float" office:value="0.028861" calcext:value-type="float">
            <text:p>0.028861</text:p>
          </table:table-cell>
          <table:table-cell office:value-type="float" office:value="9.8275" calcext:value-type="float">
            <text:p>9.8275</text:p>
          </table:table-cell>
          <table:table-cell office:value-type="float" office:value="0.003477" calcext:value-type="float">
            <text:p>0.003477</text:p>
          </table:table-cell>
          <table:table-cell office:value-type="float" office:value="3.6885" calcext:value-type="float">
            <text:p>3.6885</text:p>
          </table:table-cell>
          <table:table-cell office:value-type="float" office:value="0.002411" calcext:value-type="float">
            <text:p>0.002411</text:p>
          </table:table-cell>
        </table:table-row>
        <table:table-row table:style-name="ro1">
          <table:table-cell office:value-type="float" office:value="1.5156" calcext:value-type="float">
            <text:p>1.5156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4.2088" calcext:value-type="float">
            <text:p>4.2088</text:p>
          </table:table-cell>
          <table:table-cell office:value-type="float" office:value="0.030302" calcext:value-type="float">
            <text:p>0.030302</text:p>
          </table:table-cell>
          <table:table-cell office:value-type="float" office:value="11.2577" calcext:value-type="float">
            <text:p>11.2577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3.7609" calcext:value-type="float">
            <text:p>3.7609</text:p>
          </table:table-cell>
          <table:table-cell office:value-type="float" office:value="0.002732" calcext:value-type="float">
            <text:p>0.002732</text:p>
          </table:table-cell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4.3381" calcext:value-type="float">
            <text:p>4.3381</text:p>
          </table:table-cell>
          <table:table-cell office:value-type="float" office:value="0.032296" calcext:value-type="float">
            <text:p>0.032296</text:p>
          </table:table-cell>
          <table:table-cell office:value-type="float" office:value="11.9068" calcext:value-type="float">
            <text:p>11.9068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3.7629" calcext:value-type="float">
            <text:p>3.7629</text:p>
          </table:table-cell>
          <table:table-cell office:value-type="float" office:value="0.002929" calcext:value-type="float">
            <text:p>0.0029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 style:data-style-name="N2" text:time-value="19:59:04.838525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9:38:27.555958056</meta:creation-date>
    <dc:date>2018-07-09T19:59:14.275694347</dc:date>
    <meta:editing-duration>PT1M12S</meta:editing-duration>
    <meta:editing-cycles>2</meta:editing-cycles>
    <meta:generator>LibreOffice/5.1.6.2$Linux_X86_64 LibreOffice_project/10m0$Build-2</meta:generator>
    <meta:document-statistic meta:table-count="1" meta:cell-count="160" meta:object-count="0"/>
  </office:meta>
</office:document-meta>
</file>